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State (1-6)</text:p>
          </table:table-cell>
          <table:table-cell office:value-type="string">
            <text:p>23</text:p>
          </table:table-cell>
          <table:table-cell office:value-type="string">
            <text:p>26</text:p>
          </table:table-cell>
          <table:table-cell office:value-type="string">
            <text:p>25</text:p>
          </table:table-cell>
          <table:table-cell office:value-type="string">
            <text:p>2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ppalachian State (3-5)</text:p>
          </table:table-cell>
          <table:table-cell office:value-type="string">
            <text:p>25</text:p>
          </table:table-cell>
          <table:table-cell office:value-type="string">
            <text:p>28</text:p>
          </table:table-cell>
          <table:table-cell office:value-type="string">
            <text:p>22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43</text:p>
          </table:table-cell>
          <table:table-cell office:value-type="string">
            <text:p>.18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48</text:p>
          </table:table-cell>
          <table:table-cell office:value-type="string">
            <text:p>.20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36</text:p>
          </table:table-cell>
          <table:table-cell office:value-type="string">
            <text:p>.194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9</text:p>
          </table:table-cell>
          <table:table-cell office:value-type="string">
            <text:p>38</text:p>
          </table:table-cell>
          <table:table-cell office:value-type="string">
            <text:p>.132</text:p>
          </table:table-cell>
        </table:table-row>
        <table:table-row>
          <table:table-cell office:value-type="string">
            <text:p>Appalachian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37</text:p>
          </table:table-cell>
          <table:table-cell office:value-type="string">
            <text:p>.32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45</text:p>
          </table:table-cell>
          <table:table-cell office:value-type="string">
            <text:p>.22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10</text:p>
          </table:table-cell>
          <table:table-cell office:value-type="string">
            <text:p>39</text:p>
          </table:table-cell>
          <table:table-cell office:value-type="string">
            <text:p>.05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37</text:p>
          </table:table-cell>
          <table:table-cell office:value-type="string">
            <text:p>.135</text:p>
          </table:table-cell>
        </table:table-row>
      </table:table>
      <table:table table:name="Sheet 2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28</text:p>
          </table:table-cell>
          <table:table-cell office:value-type="string">
            <text:p>.17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Kari Bruck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akenzie Hennen 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10</text:p>
          </table:table-cell>
          <table:table-cell office:value-type="string">
            <text:p>46</text:p>
          </table:table-cell>
          <table:table-cell office:value-type="string">
            <text:p>.08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33</text:p>
          </table:table-cell>
          <table:table-cell office:value-type="string">
            <text:p>.27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anna Jellema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500</text:p>
          </table:table-cell>
          <table:table-cell office:value-type="string">
            <text:p>4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31</text:p>
          </table:table-cell>
          <table:table-cell office:value-type="string">
            <text:p>.19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Erin Cutts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Jense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Brie-Anna Armstrong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ddie Fa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8</text:p>
          </table:table-cell>
          <table:table-cell office:value-type="string">
            <text:p>28</text:p>
          </table:table-cell>
          <table:table-cell office:value-type="string">
            <text:p>165</text:p>
          </table:table-cell>
          <table:table-cell office:value-type="string">
            <text:p>.182</text:p>
          </table:table-cell>
          <table:table-cell office:value-type="string">
            <text:p>55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77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3.0</text:p>
          </table:table-cell>
        </table:table-row>
      </table:table>
      <table:table table:name="Sheet 3">
        <table:table-row>
          <table:table-cell office:value-type="string">
            <text:p>Appalachian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shlyn Brown 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.200</text:p>
          </table:table-cell>
          <table:table-cell office:value-type="string">
            <text:p>4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ydney Farthing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Emma Reilly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Sydney Hinds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Grace Morrison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Cassidy Stephenson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.28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Olivia Loeffler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Kara Spicer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23</text:p>
          </table:table-cell>
          <table:table-cell office:value-type="string">
            <text:p>.13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elissa McMath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7</text:p>
          </table:table-cell>
          <table:table-cell office:value-type="string">
            <text:p>59</text:p>
          </table:table-cell>
          <table:table-cell office:value-type="string">
            <text:p>.1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0.5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Lexi Kohut 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40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2</text:p>
          </table:table-cell>
          <table:table-cell office:value-type="string">
            <text:p>23</text:p>
          </table:table-cell>
          <table:table-cell office:value-type="string">
            <text:p>158</text:p>
          </table:table-cell>
          <table:table-cell office:value-type="string">
            <text:p>.184</text:p>
          </table:table-cell>
          <table:table-cell office:value-type="string">
            <text:p>48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7</text:p>
          </table:table-cell>
          <table:table-cell office:value-type="string">
            <text:p>64</text:p>
          </table:table-cell>
          <table:table-cell office:value-type="string">
            <text:p>0</text:p>
          </table:table-cell>
          <table:table-cell office:value-type="string">
            <text:p>2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2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